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17cm" fo:min-width="6.485cm"/>
    </style:style>
    <style:style style:name="gr2" style:family="graphic" style:parent-style-name="standard">
      <style:graphic-properties draw:textarea-horizontal-align="justify" draw:textarea-vertical-align="middle" draw:auto-grow-height="false" fo:min-height="0.957cm" fo:min-width="5.59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2.667cm" svg:x="5.445cm" svg:y="4.81cm">
          <text:p text:style-name="P1">读取数据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985cm" svg:height="2.667cm" svg:x="5.445cm" svg:y="9.128cm">
          <text:p text:style-name="P1">训练数据：丢弃id</text:p>
          <text:p text:style-name="P1">预测值，缺省数据列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2.192cm" svg:height="2.413cm" svg:x="3.159cm" svg:y="13.192cm">
          <text:p text:style-name="P1">列数据类型为objec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layer="layout" svg:width="6.985cm" svg:height="2.667cm" svg:x="5.445cm" svg:y="17.383cm">
          <text:p text:style-name="P1">Int64,float64数据列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2.192cm" svg:height="2.413cm" svg:x="17.129cm" svg:y="13.192cm">
          <text:p text:style-name="P1">该列的unique取值</text:p>
          <text:p text:style-name="P1">个数&gt;1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layer="layout" svg:width="6.985cm" svg:height="2.667cm" svg:x="19.542cm" svg:y="17.383cm">
          <text:p text:style-name="P1">object列做one hot</text:p>
          <text:p text:style-name="P1">编码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985cm" svg:height="2.667cm" svg:x="32.369cm" svg:y="13.065cm">
          <text:p text:style-name="P1">object列丢弃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2" draw:layer="Layer4" svg:x1="9.001cm" svg:y1="7.477cm" svg:x2="8.874cm" svg:y2="9.255cm">
          <text:p/>
        </draw:line>
        <draw:line draw:style-name="gr3" draw:text-style-name="P2" draw:layer="Layer4" svg:x1="9.001cm" svg:y1="11.795cm" svg:x2="9.255cm" svg:y2="13.192cm">
          <text:p/>
        </draw:line>
        <draw:line draw:style-name="gr3" draw:text-style-name="P2" draw:layer="Layer4" svg:x1="15.097cm" svg:y1="14.335cm" svg:x2="17.129cm" svg:y2="14.462cm">
          <text:p/>
        </draw:line>
        <draw:line draw:style-name="gr3" draw:text-style-name="P2" draw:layer="Layer4" svg:x1="9.255cm" svg:y1="15.732cm" svg:x2="8.874cm" svg:y2="17.383cm">
          <text:p/>
        </draw:line>
        <draw:line draw:style-name="gr3" draw:text-style-name="P2" draw:layer="Layer4" svg:x1="23.225cm" svg:y1="15.605cm" svg:x2="23.098cm" svg:y2="17.383cm">
          <text:p/>
        </draw:line>
        <draw:line draw:style-name="gr3" draw:text-style-name="P2" draw:layer="Layer4" svg:x1="29.448cm" svg:y1="14.335cm" svg:x2="32.369cm" svg:y2="14.3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14:16:28.775192720</meta:creation-date>
    <dc:date>2018-04-26T14:59:09.148885534</dc:date>
    <meta:editing-duration>PT32M20S</meta:editing-duration>
    <meta:editing-cycles>2</meta:editing-cycles>
    <meta:generator>LibreOffice/5.1.6.2$Linux_X86_64 LibreOffice_project/10m0$Build-2</meta:generator>
    <meta:document-statistic meta:object-count="13"/>
  </office:meta>
</office:document-meta>
</file>